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gma solidity 0.5.11;</text:p>
      <text:p text:style-name="Standard"/>
      <text:p text:style-name="Standard">/**</text:p>
      <text:p text:style-name="Standard"><text:s/>* @title SafeMath</text:p>
      <text:p text:style-name="Standard"><text:s/>* @dev Math operations with safety checks that throw on error</text:p>
      <text:p text:style-name="Standard"><text:s/>*/</text:p>
      <text:p text:style-name="Standard">library SafeMath {</text:p>
      <text:p text:style-name="Standard"><text:s text:c="4"/>function mul(uint256 a, uint256 b) internal pure returns (uint256) {</text:p>
      <text:p text:style-name="Standard"><text:s text:c="8"/>if (a == 0) {</text:p>
      <text:p text:style-name="Standard"><text:s text:c="12"/>return 0;</text:p>
      <text:p text:style-name="Standard"><text:s text:c="8"/>}</text:p>
      <text:p text:style-name="Standard"><text:s text:c="8"/>uint256 c = a * b;</text:p>
      <text:p text:style-name="Standard"><text:s text:c="8"/>assert(c / a == b);</text:p>
      <text:p text:style-name="Standard"><text:s text:c="8"/>return c;</text:p>
      <text:p text:style-name="Standard"><text:s text:c="4"/>}</text:p>
      <text:p text:style-name="Standard"/>
      <text:p text:style-name="Standard"><text:s text:c="4"/>function div(uint256 a, uint256 b) internal pure returns (uint256) {</text:p>
      <text:p text:style-name="Standard"><text:s text:c="8"/>// assert(b &gt; 0); // Solidity automatically throws when dividing by 0</text:p>
      <text:p text:style-name="Standard"><text:s text:c="8"/>uint256 c = a / b;</text:p>
      <text:p text:style-name="Standard"><text:s text:c="8"/>// assert(a == b * c + a % b); // There is no case in which this doesn't hold</text:p>
      <text:p text:style-name="Standard"><text:soft-page-break/><text:s text:c="8"/>return c;</text:p>
      <text:p text:style-name="Standard"><text:s text:c="4"/>}</text:p>
      <text:p text:style-name="Standard"/>
      <text:p text:style-name="Standard"><text:s text:c="4"/>function sub(uint256 a, uint256 b) internal pure returns (uint256) {</text:p>
      <text:p text:style-name="Standard"><text:s text:c="8"/>assert(b &lt;= a);</text:p>
      <text:p text:style-name="Standard"><text:s text:c="8"/>return a - b;</text:p>
      <text:p text:style-name="Standard"><text:s text:c="4"/>}</text:p>
      <text:p text:style-name="Standard"/>
      <text:p text:style-name="Standard"><text:s text:c="4"/>function add(uint256 a, uint256 b) internal pure returns (uint256) {</text:p>
      <text:p text:style-name="Standard"><text:s text:c="8"/>uint256 c = a + b;</text:p>
      <text:p text:style-name="Standard"><text:s text:c="8"/>assert(c &gt;= a);</text:p>
      <text:p text:style-name="Standard"><text:s text:c="8"/>return c;</text:p>
      <text:p text:style-name="Standard"><text:s text:c="4"/>}</text:p>
      <text:p text:style-name="Standard">}</text:p>
      <text:p text:style-name="Standard"/>
      <text:p text:style-name="Standard">/**</text:p>
      <text:p text:style-name="Standard"><text:s/>* @title Ownable</text:p>
      <text:p text:style-name="Standard"><text:s/>* @dev The Ownable contract has an owner address, and provides basic authorization control</text:p>
      <text:p text:style-name="Standard"><text:s/>* functions, this simplifies the implementation of "user permissions".</text:p>
      <text:p text:style-name="Standard"><text:s/>*/</text:p>
      <text:p text:style-name="Standard">contract Ownable {</text:p>
      <text:p text:style-name="Standard"><text:soft-page-break/><text:s text:c="4"/>address public owner;</text:p>
      <text:p text:style-name="Standard"/>
      <text:p text:style-name="Standard"/>
      <text:p text:style-name="Standard"><text:s text:c="4"/>event OwnershipTransferred(address indexed previousOwner, address indexed newOwner);</text:p>
      <text:p text:style-name="Standard"/>
      <text:p text:style-name="Standard"/>
      <text:p text:style-name="Standard"><text:s text:c="4"/>/**</text:p>
      <text:p text:style-name="Standard"><text:s text:c="4"/>* @dev The Ownable constructor sets the original `owner` of the contract to the sender</text:p>
      <text:p text:style-name="Standard"><text:s text:c="4"/>* account.</text:p>
      <text:p text:style-name="Standard"><text:s text:c="4"/>*/</text:p>
      <text:p text:style-name="Standard"><text:s text:c="4"/>constructor() public {</text:p>
      <text:p text:style-name="Standard"><text:s text:c="8"/>owner = msg.sender;</text:p>
      <text:p text:style-name="Standard"><text:s text:c="4"/>}</text:p>
      <text:p text:style-name="Standard"/>
      <text:p text:style-name="Standard"><text:s text:c="4"/>/**</text:p>
      <text:p text:style-name="Standard"><text:s text:c="4"/>* @dev Throws if called by any account other than the owner.</text:p>
      <text:p text:style-name="Standard"><text:s text:c="4"/>*/</text:p>
      <text:p text:style-name="Standard"><text:s text:c="4"/>modifier onlyOwner() {</text:p>
      <text:p text:style-name="Standard"><text:s text:c="8"/>require(msg.sender == owner);</text:p>
      <text:p text:style-name="Standard"><text:s text:c="8"/>_;</text:p>
      <text:p text:style-name="Standard"><text:s text:c="4"/>}</text:p>
      <text:p text:style-name="Standard"><text:soft-page-break/></text:p>
      <text:p text:style-name="Standard"><text:s text:c="4"/>/**</text:p>
      <text:p text:style-name="Standard"><text:s text:c="4"/>* @dev Allows the current owner to transfer control of the contract to a newOwner.</text:p>
      <text:p text:style-name="Standard"><text:s text:c="4"/>* @param newOwner The address to transfer ownership to.</text:p>
      <text:p text:style-name="Standard"><text:s text:c="4"/>*/</text:p>
      <text:p text:style-name="Standard"><text:s text:c="4"/>function transferOwnership(address newOwner) public onlyOwner {</text:p>
      <text:p text:style-name="Standard"><text:s text:c="8"/>require(newOwner != address(0));</text:p>
      <text:p text:style-name="Standard"><text:s text:c="8"/>emit OwnershipTransferred(owner, newOwner);</text:p>
      <text:p text:style-name="Standard"><text:s text:c="8"/>owner = newOwner;</text:p>
      <text:p text:style-name="Standard"><text:s text:c="4"/>}</text:p>
      <text:p text:style-name="Standard">}</text:p>
      <text:p text:style-name="Standard"/>
      <text:p text:style-name="Standard">/**</text:p>
      <text:p text:style-name="Standard"><text:s/>* @title ERC20Basic</text:p>
      <text:p text:style-name="Standard"><text:s/>*/</text:p>
      <text:p text:style-name="Standard">contract ERC20Basic {</text:p>
      <text:p text:style-name="Standard"><text:s text:c="4"/>uint256 public totalSupply;</text:p>
      <text:p text:style-name="Standard"><text:s text:c="4"/>function balanceOf(address who) public view returns (uint256);</text:p>
      <text:p text:style-name="Standard"><text:s text:c="4"/>function transfer(address to, uint256 value) public returns (bool);</text:p>
      <text:p text:style-name="Standard"><text:s text:c="4"/>event Transfer(address indexed from, address indexed to, uint256 value);</text:p>
      <text:p text:style-name="Standard">}</text:p>
      <text:p text:style-name="Standard"><text:soft-page-break/></text:p>
      <text:p text:style-name="Standard">/**</text:p>
      <text:p text:style-name="Standard"><text:s/>* @title ERC20 interface</text:p>
      <text:p text:style-name="Standard"><text:s/>* @dev see https://github.com/ethereum/EIPs/issues/20</text:p>
      <text:p text:style-name="Standard"><text:s/>*/</text:p>
      <text:p text:style-name="Standard">contract ERC20 is ERC20Basic {</text:p>
      <text:p text:style-name="Standard"><text:s text:c="4"/>function allowance(address owner, address spender) public view returns (uint256);</text:p>
      <text:p text:style-name="Standard"><text:s text:c="4"/>function transferFrom(address from, address to, uint256 value) public returns (bool);</text:p>
      <text:p text:style-name="Standard"><text:s text:c="4"/>function approve(address spender, uint256 value) public returns (bool);</text:p>
      <text:p text:style-name="Standard"><text:s text:c="4"/>event Approval(address indexed owner, address indexed spender, uint256 value);</text:p>
      <text:p text:style-name="Standard">}</text:p>
      <text:p text:style-name="Standard"/>
      <text:p text:style-name="Standard">/**</text:p>
      <text:p text:style-name="Standard"><text:s/>* @title Basic token</text:p>
      <text:p text:style-name="Standard"><text:s/>* @dev Basic version of StandardToken, with no allowances. </text:p>
      <text:p text:style-name="Standard"><text:s/>*/</text:p>
      <text:p text:style-name="Standard">contract BasicToken is ERC20Basic, Ownable {</text:p>
      <text:p text:style-name="Standard"/>
      <text:p text:style-name="Standard"><text:s text:c="4"/>using SafeMath for uint256;</text:p>
      <text:p text:style-name="Standard"/>
      <text:p text:style-name="Standard"><text:s text:c="4"/>mapping(address =&gt; uint256) balances;</text:p>
      <text:p text:style-name="Standard"><text:soft-page-break/></text:p>
      <text:p text:style-name="Standard"><text:s text:c="4"/>/**</text:p>
      <text:p text:style-name="Standard"><text:s text:c="4"/>* @dev transfer token for a specified address</text:p>
      <text:p text:style-name="Standard"><text:s text:c="4"/>* @param _to The address to transfer to.</text:p>
      <text:p text:style-name="Standard"><text:s text:c="4"/>* @param _value The amount to be transferred.</text:p>
      <text:p text:style-name="Standard"><text:s text:c="4"/>*/</text:p>
      <text:p text:style-name="Standard"><text:s text:c="4"/>function transfer(address _to, uint256 _value) public returns (bool) {</text:p>
      <text:p text:style-name="Standard"><text:s text:c="8"/>require(_to != address(0));</text:p>
      <text:p text:style-name="Standard"><text:s text:c="8"/>require(_value &lt;= balanceOf(msg.sender));</text:p>
      <text:p text:style-name="Standard"/>
      <text:p text:style-name="Standard"><text:s text:c="8"/>// SafeMath.sub will throw if there is not enough balance.</text:p>
      <text:p text:style-name="Standard"><text:s text:c="8"/>balances[msg.sender] = balances[msg.sender].sub(_value);</text:p>
      <text:p text:style-name="Standard"><text:s text:c="8"/>balances[_to] = balances[_to].add(_value);</text:p>
      <text:p text:style-name="Standard"><text:s text:c="8"/>emit Transfer(msg.sender, _to, _value);</text:p>
      <text:p text:style-name="Standard"><text:s text:c="8"/>return true;</text:p>
      <text:p text:style-name="Standard"><text:s text:c="4"/>}</text:p>
      <text:p text:style-name="Standard"/>
      <text:p text:style-name="Standard"><text:s text:c="4"/>/**</text:p>
      <text:p text:style-name="Standard"><text:s text:c="4"/>* @dev Gets the balance of the specified address.</text:p>
      <text:p text:style-name="Standard"><text:s text:c="4"/>* @param _owner The address to query the the balance of. </text:p>
      <text:p text:style-name="Standard"><text:s text:c="4"/>* @return An uint256 representing the amount owned by the passed address.</text:p>
      <text:p text:style-name="Standard"><text:soft-page-break/><text:s text:c="4"/>*/</text:p>
      <text:p text:style-name="Standard"><text:s text:c="4"/>function balanceOf(address _owner) public view returns (uint256 balance) {</text:p>
      <text:p text:style-name="Standard"><text:s text:c="8"/>return balances[_owner];</text:p>
      <text:p text:style-name="Standard"><text:s text:c="4"/>}</text:p>
      <text:p text:style-name="Standard"><text:s text:c="4"/></text:p>
      <text:p text:style-name="Standard">}</text:p>
      <text:p text:style-name="Standard"/>
      <text:p text:style-name="Standard"/>
      <text:p text:style-name="Standard">/**</text:p>
      <text:p text:style-name="Standard"><text:s/>* @title Standard ERC20 token</text:p>
      <text:p text:style-name="Standard"><text:s/>*</text:p>
      <text:p text:style-name="Standard"><text:s/>* @dev Implementation of the basic standard token.</text:p>
      <text:p text:style-name="Standard"><text:s/>* @dev https://github.com/ethereum/EIPs/issues/20</text:p>
      <text:p text:style-name="Standard"><text:s/>* @dev Based on code by FirstBlood: https://github.com/Firstbloodio/token/blob/master/smart_contract/FirstBloodToken.sol</text:p>
      <text:p text:style-name="Standard"><text:s/>*/</text:p>
      <text:p text:style-name="Standard">contract StandardToken is ERC20, BasicToken {</text:p>
      <text:p text:style-name="Standard"/>
      <text:p text:style-name="Standard"><text:s text:c="4"/>mapping (address =&gt; mapping (address =&gt; uint256)) allowed;</text:p>
      <text:p text:style-name="Standard"/>
      <text:p text:style-name="Standard"><text:s text:c="4"/>/**</text:p>
      <text:p text:style-name="Standard"><text:s text:c="4"/>* @dev Transfer tokens from one address to another</text:p>
      <text:p text:style-name="Standard"><text:soft-page-break/><text:s text:c="4"/>* @param _from address The address which you want to send tokens from</text:p>
      <text:p text:style-name="Standard"><text:s text:c="4"/>* @param _to address The address which you want to transfer to</text:p>
      <text:p text:style-name="Standard"><text:s text:c="4"/>* @param _value uint256 the amount of tokens to be transferred</text:p>
      <text:p text:style-name="Standard"><text:s text:c="4"/>*/</text:p>
      <text:p text:style-name="Standard"><text:s text:c="4"/>function transferFrom(address _from, address _to, uint256 _value) public returns (bool) {</text:p>
      <text:p text:style-name="Standard"><text:s text:c="8"/>require(_to != address(0));</text:p>
      <text:p text:style-name="Standard"><text:s text:c="8"/>require(allowed[_from][msg.sender] &gt;= _value);</text:p>
      <text:p text:style-name="Standard"><text:s text:c="8"/>require(balanceOf(_from) &gt;= _value);</text:p>
      <text:p text:style-name="Standard"><text:s text:c="8"/>require(balances[_to].add(_value) &gt; balances[_to]); // Check for overflows</text:p>
      <text:p text:style-name="Standard"><text:s text:c="8"/>balances[_from] = balances[_from].sub(_value);</text:p>
      <text:p text:style-name="Standard"><text:s text:c="8"/>balances[_to] = balances[_to].add(_value);</text:p>
      <text:p text:style-name="Standard"><text:s text:c="8"/>allowed[_from][msg.sender] = allowed[_from][msg.sender].sub(_value);</text:p>
      <text:p text:style-name="Standard"><text:s text:c="8"/>emit Transfer(_from, _to, _value);</text:p>
      <text:p text:style-name="Standard"><text:s text:c="8"/>return true;</text:p>
      <text:p text:style-name="Standard"><text:s text:c="4"/>}</text:p>
      <text:p text:style-name="Standard"/>
      <text:p text:style-name="Standard"><text:s text:c="4"/>/**</text:p>
      <text:p text:style-name="Standard"><text:s text:c="4"/>* @dev Approve the passed address to spend the specified amount of tokens on behalf of msg.sender.</text:p>
      <text:p text:style-name="Standard"><text:s text:c="4"/>* @param _spender The address which will spend the funds.</text:p>
      <text:p text:style-name="Standard"><text:s text:c="4"/>* @param _value The amount of tokens to be spent.</text:p>
      <text:p text:style-name="Standard"><text:s text:c="4"/>*/</text:p>
      <text:p text:style-name="Standard"><text:soft-page-break/><text:s text:c="4"/>function approve(address _spender, uint256 _value) public returns (bool) {</text:p>
      <text:p text:style-name="Standard"><text:s text:c="8"/>// To change the approve amount you first have to reduce the addresses`</text:p>
      <text:p text:style-name="Standard"><text:s text:c="8"/>// <text:s/>allowance to zero by calling `approve(_spender, 0)` if it is not</text:p>
      <text:p text:style-name="Standard"><text:s text:c="8"/>// <text:s/>already 0 to mitigate the race condition described here:</text:p>
      <text:p text:style-name="Standard"><text:s text:c="8"/>// <text:s/>https://github.com/ethereum/EIPs/issues/20#issuecomment-263524729</text:p>
      <text:p text:style-name="Standard"><text:s text:c="8"/>require((_value == 0) || (allowed[msg.sender][_spender] == 0));</text:p>
      <text:p text:style-name="Standard"><text:s text:c="8"/>allowed[msg.sender][_spender] = _value;</text:p>
      <text:p text:style-name="Standard"><text:s text:c="8"/>emit Approval(msg.sender, _spender, _value);</text:p>
      <text:p text:style-name="Standard"><text:s text:c="8"/>return true;</text:p>
      <text:p text:style-name="Standard"><text:s text:c="4"/>}</text:p>
      <text:p text:style-name="Standard"/>
      <text:p text:style-name="Standard"><text:s text:c="4"/>/**</text:p>
      <text:p text:style-name="Standard"><text:s text:c="4"/>* @dev Function to check the amount of tokens that an owner allowed to a spender.</text:p>
      <text:p text:style-name="Standard"><text:s text:c="4"/>* @param _owner address The address which owns the funds.</text:p>
      <text:p text:style-name="Standard"><text:s text:c="4"/>* @param _spender address The address which will spend the funds.</text:p>
      <text:p text:style-name="Standard"><text:s text:c="4"/>* @return A uint256 specifying the amount of tokens still available for the spender.</text:p>
      <text:p text:style-name="Standard"><text:s text:c="4"/>*/</text:p>
      <text:p text:style-name="Standard"><text:s text:c="4"/>function allowance(address _owner, address _spender) public view returns (uint256 remaining) {</text:p>
      <text:p text:style-name="Standard"><text:s text:c="8"/>return allowed[_owner][_spender];</text:p>
      <text:p text:style-name="Standard"><text:s text:c="4"/>}</text:p>
      <text:p text:style-name="Standard"/>
      <text:p text:style-name="Standard"><text:soft-page-break/><text:s text:c="4"/>/**</text:p>
      <text:p text:style-name="Standard"><text:s text:c="4"/>* approve should be called when allowed[_spender] == 0. To increment</text:p>
      <text:p text:style-name="Standard"><text:s text:c="4"/>* allowed value is better to use this function to avoid 2 calls (and wait until </text:p>
      <text:p text:style-name="Standard"><text:s text:c="4"/>* the first transaction is mined)</text:p>
      <text:p text:style-name="Standard"><text:s text:c="4"/>* From MonolithDAO Token.sol</text:p>
      <text:p text:style-name="Standard"><text:s text:c="4"/>*/</text:p>
      <text:p text:style-name="Standard"><text:s text:c="4"/>function increaseApproval (address _spender, uint _addedValue) public returns (bool success) {</text:p>
      <text:p text:style-name="Standard"><text:s text:c="8"/>allowed[msg.sender][_spender] = allowed[msg.sender][_spender].add(_addedValue);</text:p>
      <text:p text:style-name="Standard"><text:s text:c="8"/>emit Approval(msg.sender, _spender, allowed[msg.sender][_spender]);</text:p>
      <text:p text:style-name="Standard"><text:s text:c="8"/>return true;</text:p>
      <text:p text:style-name="Standard"><text:s text:c="4"/>}</text:p>
      <text:p text:style-name="Standard"/>
      <text:p text:style-name="Standard"><text:s text:c="4"/>function decreaseApproval (address _spender, uint _subtractedValue) public returns (bool success) {</text:p>
      <text:p text:style-name="Standard"><text:s text:c="8"/>uint oldValue = allowed[msg.sender][_spender];</text:p>
      <text:p text:style-name="Standard"><text:s text:c="8"/>if (_subtractedValue &gt; oldValue) {</text:p>
      <text:p text:style-name="Standard"><text:s text:c="12"/>allowed[msg.sender][_spender] = 0;</text:p>
      <text:p text:style-name="Standard"><text:s text:c="8"/>} else {</text:p>
      <text:p text:style-name="Standard"><text:s text:c="12"/>allowed[msg.sender][_spender] = oldValue.sub(_subtractedValue);</text:p>
      <text:p text:style-name="Standard"><text:s text:c="8"/>}</text:p>
      <text:p text:style-name="Standard"><text:s text:c="8"/>emit Approval(msg.sender, _spender, allowed[msg.sender][_spender]);</text:p>
      <text:p text:style-name="Standard"><text:s text:c="8"/>return true;</text:p>
      <text:p text:style-name="Standard"><text:soft-page-break/><text:s text:c="4"/>}</text:p>
      <text:p text:style-name="Standard">}</text:p>
      <text:p text:style-name="Standard"/>
      <text:p text:style-name="Standard"/>
      <text:p text:style-name="Standard">/**</text:p>
      <text:p text:style-name="Standard"><text:s/>* @title Pausable</text:p>
      <text:p text:style-name="Standard"><text:s/>* @dev Base contract which allows children to implement an emergency stop mechanism.</text:p>
      <text:p text:style-name="Standard"><text:s/>*/</text:p>
      <text:p text:style-name="Standard">contract Pausable is StandardToken {</text:p>
      <text:p text:style-name="Standard"><text:s text:c="4"/>event Pause();</text:p>
      <text:p text:style-name="Standard"><text:s text:c="4"/>event Unpause();</text:p>
      <text:p text:style-name="Standard"/>
      <text:p text:style-name="Standard"><text:s text:c="4"/>bool public paused = false;</text:p>
      <text:p text:style-name="Standard"/>
      <text:p text:style-name="Standard"><text:s text:c="4"/>address public founder;</text:p>
      <text:p text:style-name="Standard"><text:s text:c="4"/></text:p>
      <text:p text:style-name="Standard"><text:s text:c="4"/>/**</text:p>
      <text:p text:style-name="Standard"><text:s text:c="4"/>* @dev modifier to allow actions only when the contract IS paused</text:p>
      <text:p text:style-name="Standard"><text:s text:c="4"/>*/</text:p>
      <text:p text:style-name="Standard"><text:s text:c="4"/>modifier whenNotPaused() {</text:p>
      <text:p text:style-name="Standard"><text:s text:c="8"/>require(!paused || msg.sender == founder);</text:p>
      <text:p text:style-name="Standard"><text:soft-page-break/><text:s text:c="8"/>_;</text:p>
      <text:p text:style-name="Standard"><text:s text:c="4"/>}</text:p>
      <text:p text:style-name="Standard"/>
      <text:p text:style-name="Standard"><text:s text:c="4"/>/**</text:p>
      <text:p text:style-name="Standard"><text:s text:c="4"/>* @dev modifier to allow actions only when the contract IS NOT paused</text:p>
      <text:p text:style-name="Standard"><text:s text:c="4"/>*/</text:p>
      <text:p text:style-name="Standard"><text:s text:c="4"/>modifier whenPaused() {</text:p>
      <text:p text:style-name="Standard"><text:s text:c="8"/>require(paused);</text:p>
      <text:p text:style-name="Standard"><text:s text:c="8"/>_;</text:p>
      <text:p text:style-name="Standard"><text:s text:c="4"/>}</text:p>
      <text:p text:style-name="Standard"/>
      <text:p text:style-name="Standard"><text:s text:c="4"/>/**</text:p>
      <text:p text:style-name="Standard"><text:s text:c="4"/>* @dev called by the owner to pause, triggers stopped state</text:p>
      <text:p text:style-name="Standard"><text:s text:c="4"/>*/</text:p>
      <text:p text:style-name="Standard"><text:s text:c="4"/>function pause() public onlyOwner whenNotPaused {</text:p>
      <text:p text:style-name="Standard"><text:s text:c="8"/>paused = true;</text:p>
      <text:p text:style-name="Standard"><text:s text:c="8"/>emit Pause();</text:p>
      <text:p text:style-name="Standard"><text:s text:c="4"/>}</text:p>
      <text:p text:style-name="Standard"/>
      <text:p text:style-name="Standard"><text:s text:c="4"/>/**</text:p>
      <text:p text:style-name="Standard"><text:s text:c="4"/>* @dev called by the owner to unpause, returns to normal state</text:p>
      <text:p text:style-name="Standard"><text:soft-page-break/><text:s text:c="4"/>*/</text:p>
      <text:p text:style-name="Standard"><text:s text:c="4"/>function unpause() public onlyOwner whenPaused {</text:p>
      <text:p text:style-name="Standard"><text:s text:c="8"/>paused = false;</text:p>
      <text:p text:style-name="Standard"><text:s text:c="8"/>emit Unpause();</text:p>
      <text:p text:style-name="Standard"><text:s text:c="4"/>}</text:p>
      <text:p text:style-name="Standard">}</text:p>
      <text:p text:style-name="Standard"/>
      <text:p text:style-name="Standard"/>
      <text:p text:style-name="Standard">contract PausableToken is Pausable {</text:p>
      <text:p text:style-name="Standard"/>
      <text:p text:style-name="Standard"><text:s text:c="4"/>function transfer(address _to, uint256 _value) public whenNotPaused returns (bool) {</text:p>
      <text:p text:style-name="Standard"><text:s text:c="8"/>return super.transfer(_to, _value);</text:p>
      <text:p text:style-name="Standard"><text:s text:c="4"/>}</text:p>
      <text:p text:style-name="Standard"/>
      <text:p text:style-name="Standard"><text:s text:c="4"/>function transferFrom(address _from, address _to, uint256 _value) public whenNotPaused returns (bool) {</text:p>
      <text:p text:style-name="Standard"><text:s text:c="8"/>return super.transferFrom(_from, _to, _value);</text:p>
      <text:p text:style-name="Standard"><text:s text:c="4"/>}</text:p>
      <text:p text:style-name="Standard"/>
      <text:p text:style-name="Standard"><text:s text:c="4"/>//The functions below surve no real purpose. Even if one were to approve another to spend</text:p>
      <text:p text:style-name="Standard"><text:s text:c="4"/>//tokens on their behalf, those tokens will still only be transferable when the token contract</text:p>
      <text:p text:style-name="Standard"><text:s text:c="4"/>//is not paused.</text:p>
      <text:p text:style-name="Standard"><text:soft-page-break/></text:p>
      <text:p text:style-name="Standard"><text:s text:c="4"/>function approve(address _spender, uint256 _value) public whenNotPaused returns (bool) {</text:p>
      <text:p text:style-name="Standard"><text:s text:c="8"/>return super.approve(_spender, _value);</text:p>
      <text:p text:style-name="Standard"><text:s text:c="4"/>}</text:p>
      <text:p text:style-name="Standard"/>
      <text:p text:style-name="Standard"><text:s text:c="4"/>function increaseApproval(address _spender, uint _addedValue) public whenNotPaused returns (bool success) {</text:p>
      <text:p text:style-name="Standard"><text:s text:c="8"/>return super.increaseApproval(_spender, _addedValue);</text:p>
      <text:p text:style-name="Standard"><text:s text:c="4"/>}</text:p>
      <text:p text:style-name="Standard"/>
      <text:p text:style-name="Standard"><text:s text:c="4"/>function decreaseApproval(address _spender, uint _subtractedValue) public whenNotPaused returns (bool success) {</text:p>
      <text:p text:style-name="Standard"><text:s text:c="8"/>return super.decreaseApproval(_spender, _subtractedValue);</text:p>
      <text:p text:style-name="Standard"><text:s text:c="4"/>}</text:p>
      <text:p text:style-name="Standard">}</text:p>
      <text:p text:style-name="Standard"/>
      <text:p text:style-name="Standard">contract FOOD is PausableToken {</text:p>
      <text:p text:style-name="Standard"/>
      <text:p text:style-name="Standard"><text:s text:c="4"/>string public name;</text:p>
      <text:p text:style-name="Standard"><text:s text:c="4"/>string public symbol;</text:p>
      <text:p text:style-name="Standard"><text:s text:c="4"/>uint8 public decimals;</text:p>
      <text:p text:style-name="Standard"/>
      <text:p text:style-name="Standard"><text:s text:c="4"/>/**</text:p>
      <text:p text:style-name="Standard"><text:soft-page-break/><text:s text:c="4"/>* @dev Constructor that gives the founder all of the existing tokens.</text:p>
      <text:p text:style-name="Standard"><text:s text:c="4"/>*/</text:p>
      <text:p text:style-name="Standard"><text:s text:c="4"/>constructor() public {</text:p>
      <text:p text:style-name="Standard"><text:s text:c="8"/>name = "ZUMACOIN";</text:p>
      <text:p text:style-name="Standard"><text:s text:c="8"/>symbol = "ZUMA";</text:p>
      <text:p text:style-name="Standard"><text:s text:c="8"/>decimals = 13;</text:p>
      <text:p text:style-name="Standard"><text:s text:c="8"/>totalSupply = <text:s/>10000000000000000000000;</text:p>
      <text:p text:style-name="Standard"><text:s text:c="8"/>founder = msg.sender;</text:p>
      <text:p text:style-name="Standard"><text:s text:c="8"/>balances[msg.sender] = totalSupply;</text:p>
      <text:p text:style-name="Standard"><text:s text:c="8"/>emit Transfer(address(0), msg.sender, totalSupply);</text:p>
      <text:p text:style-name="Standard"><text:s text:c="4"/>}</text:p>
      <text:p text:style-name="Standard"><text:s text:c="4"/></text:p>
      <text:p text:style-name="Standard"><text:s text:c="4"/>/** @dev Fires on every freeze of tokens</text:p>
      <text:p text:style-name="Standard"><text:s text:c="5"/>* <text:s/>@param _owner address The owner address of frozen tokens.</text:p>
      <text:p text:style-name="Standard"><text:s text:c="5"/>* <text:s/>@param amount uint256 The amount of tokens frozen</text:p>
      <text:p text:style-name="Standard"><text:s text:c="5"/>*/</text:p>
      <text:p text:style-name="Standard"><text:s text:c="4"/>event TokenFreezeEvent(address indexed _owner, uint256 amount);</text:p>
      <text:p text:style-name="Standard"/>
      <text:p text:style-name="Standard"><text:s text:c="4"/>/** @dev Fires on every unfreeze of tokens</text:p>
      <text:p text:style-name="Standard"><text:s text:c="5"/>* <text:s/>@param _owner address The owner address of unfrozen tokens.</text:p>
      <text:p text:style-name="Standard"><text:s text:c="5"/>* <text:s/>@param amount uint256 The amount of tokens unfrozen</text:p>
      <text:p text:style-name="Standard"><text:soft-page-break/><text:s text:c="5"/>*/</text:p>
      <text:p text:style-name="Standard"><text:s text:c="4"/>event TokenUnfreezeEvent(address indexed _owner, uint256 amount);</text:p>
      <text:p text:style-name="Standard"><text:s text:c="4"/>event TokensBurned(address indexed _owner, uint256 _tokens);</text:p>
      <text:p text:style-name="Standard"/>
      <text:p text:style-name="Standard"><text:s text:c="4"/></text:p>
      <text:p text:style-name="Standard"><text:s text:c="4"/>mapping(address =&gt; uint256) internal frozenTokenBalances;</text:p>
      <text:p text:style-name="Standard"/>
      <text:p text:style-name="Standard"><text:s text:c="4"/>function freezeTokens(address _owner, uint256 _value) public onlyOwner {</text:p>
      <text:p text:style-name="Standard"><text:s text:c="8"/>require(_value &lt;= balanceOf(_owner));</text:p>
      <text:p text:style-name="Standard"><text:s text:c="8"/>uint256 oldFrozenBalance = getFrozenBalance(_owner);</text:p>
      <text:p text:style-name="Standard"><text:s text:c="8"/>uint256 newFrozenBalance = oldFrozenBalance.add(_value);</text:p>
      <text:p text:style-name="Standard"><text:s text:c="8"/>setFrozenBalance(_owner,newFrozenBalance);</text:p>
      <text:p text:style-name="Standard"><text:s text:c="8"/>emit TokenFreezeEvent(_owner,_value);</text:p>
      <text:p text:style-name="Standard"><text:s text:c="4"/>}</text:p>
      <text:p text:style-name="Standard"><text:s text:c="4"/></text:p>
      <text:p text:style-name="Standard"><text:s text:c="4"/>function unfreezeTokens(address _owner, uint256 _value) public onlyOwner {</text:p>
      <text:p text:style-name="Standard"><text:s text:c="8"/>require(_value &lt;= getFrozenBalance(_owner));</text:p>
      <text:p text:style-name="Standard"><text:s text:c="8"/>uint256 oldFrozenBalance = getFrozenBalance(_owner);</text:p>
      <text:p text:style-name="Standard"><text:s text:c="8"/>uint256 newFrozenBalance = oldFrozenBalance.sub(_value);</text:p>
      <text:p text:style-name="Standard"><text:s text:c="8"/>setFrozenBalance(_owner,newFrozenBalance);</text:p>
      <text:p text:style-name="Standard"><text:s text:c="8"/>emit TokenUnfreezeEvent(_owner,_value);</text:p>
      <text:p text:style-name="Standard"><text:soft-page-break/><text:s text:c="4"/>}</text:p>
      <text:p text:style-name="Standard"><text:s text:c="4"/></text:p>
      <text:p text:style-name="Standard"><text:s text:c="4"/></text:p>
      <text:p text:style-name="Standard"><text:s text:c="4"/>function setFrozenBalance(address _owner, uint256 _newValue) internal {</text:p>
      <text:p text:style-name="Standard"><text:s text:c="8"/>frozenTokenBalances[_owner]=_newValue;</text:p>
      <text:p text:style-name="Standard"><text:s text:c="4"/>}</text:p>
      <text:p text:style-name="Standard"/>
      <text:p text:style-name="Standard"><text:s text:c="4"/>function balanceOf(address _owner) view public returns(uint256) <text:s/>{</text:p>
      <text:p text:style-name="Standard"><text:s text:c="8"/>return getTotalBalance(_owner).sub(getFrozenBalance(_owner));</text:p>
      <text:p text:style-name="Standard"><text:s text:c="4"/>}</text:p>
      <text:p text:style-name="Standard"/>
      <text:p text:style-name="Standard"><text:s text:c="4"/>function getTotalBalance(address _owner) view public returns(uint256) {</text:p>
      <text:p text:style-name="Standard"><text:s text:c="8"/>return balances[_owner]; <text:s text:c="2"/></text:p>
      <text:p text:style-name="Standard"><text:s text:c="4"/>}</text:p>
      <text:p text:style-name="Standard"><text:s text:c="4"/>/**</text:p>
      <text:p text:style-name="Standard"><text:s text:c="5"/>* @dev Gets the amount of tokens which belong to the specified address BUT are frozen now.</text:p>
      <text:p text:style-name="Standard"><text:s text:c="5"/>* @param _owner The address to query the the balance of.</text:p>
      <text:p text:style-name="Standard"><text:s text:c="5"/>* @return An uint256 representing the amount of frozen tokens owned by the passed address.</text:p>
      <text:p text:style-name="Standard"><text:s text:c="4"/>*/</text:p>
      <text:p text:style-name="Standard"/>
      <text:p text:style-name="Standard"><text:s text:c="4"/>function getFrozenBalance(address _owner) view public returns(uint256) {</text:p>
      <text:p text:style-name="Standard"><text:soft-page-break/><text:s text:c="8"/>return frozenTokenBalances[_owner]; <text:s text:c="2"/></text:p>
      <text:p text:style-name="Standard"><text:s text:c="4"/>}</text:p>
      <text:p text:style-name="Standard"><text:s text:c="4"/></text:p>
      <text:p text:style-name="Standard"><text:s text:c="4"/>/*</text:p>
      <text:p text:style-name="Standard"><text:s text:c="4"/>* @dev Token burn function</text:p>
      <text:p text:style-name="Standard"><text:s text:c="4"/>* @param _tokens uint256 amount of tokens to burn</text:p>
      <text:p text:style-name="Standard"><text:s text:c="4"/>*/</text:p>
      <text:p text:style-name="Standard"><text:s text:c="4"/>function burnTokens(uint256 _tokens) public onlyOwner {</text:p>
      <text:p text:style-name="Standard"><text:s text:c="8"/>require(balanceOf(msg.sender) &gt;= _tokens);</text:p>
      <text:p text:style-name="Standard"><text:s text:c="8"/>balances[msg.sender] = balances[msg.sender].sub(_tokens);</text:p>
      <text:p text:style-name="Standard"><text:s text:c="8"/>totalSupply = totalSupply.sub(_tokens);</text:p>
      <text:p text:style-name="Standard"><text:s text:c="8"/>emit TokensBurned(msg.sender, _tokens);</text:p>
      <text:p text:style-name="Standard"><text:s text:c="4"/>}</text:p>
      <text:p text:style-name="Standard"><text:s text:c="4"/>function destroy(address payable _benefitiary) external onlyOwner{</text:p>
      <text:p text:style-name="Standard"><text:s text:c="8"/>selfdestruct(_benefitiary);</text:p>
      <text:p text:style-name="Standard"><text:s text:c="4"/>}</text:p>
      <text:p text:style-name="Standard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8" meta:paragraph-count="322" meta:word-count="1458" meta:character-count="12179" meta:non-whitespace-character-count="9496"/>
    <meta:generator>LibreOfficeDev/6.0.5.2$Linux_X86_64 LibreOffice_project/</meta:generator>
  </office:meta>
</office:document-meta>
</file>